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Pictures/10000201000001EB000002F4B9CE537B850C3D1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officeooo:rsid="003e6e70" officeooo:paragraph-rsid="003e6e70"/>
    </style:style>
    <style:style style:name="P2" style:family="paragraph" style:parent-style-name="Text_20_body">
      <style:paragraph-properties fo:text-align="justify" style:justify-single-word="false"/>
      <style:text-properties officeooo:paragraph-rsid="004050b6"/>
    </style:style>
    <style:style style:name="P3" style:family="paragraph" style:parent-style-name="Text_20_body">
      <style:paragraph-properties fo:text-align="justify" style:justify-single-word="false"/>
      <style:text-properties officeooo:paragraph-rsid="0048f66d"/>
    </style:style>
    <style:style style:name="P4" style:family="paragraph" style:parent-style-name="Text_20_body">
      <style:paragraph-properties fo:text-align="justify" style:justify-single-word="false"/>
      <style:text-properties officeooo:paragraph-rsid="004705e0"/>
    </style:style>
    <style:style style:name="P5" style:family="paragraph" style:parent-style-name="Text_20_body">
      <style:paragraph-properties fo:text-align="justify" style:justify-single-word="false"/>
      <style:text-properties officeooo:rsid="004050b6" officeooo:paragraph-rsid="004050b6"/>
    </style:style>
    <style:style style:name="P6" style:family="paragraph" style:parent-style-name="Text_20_body">
      <style:paragraph-properties fo:text-align="justify" style:justify-single-word="false"/>
      <style:text-properties officeooo:rsid="004705e0" officeooo:paragraph-rsid="004705e0"/>
    </style:style>
    <style:style style:name="P7" style:family="paragraph" style:parent-style-name="Text_20_body">
      <style:paragraph-properties fo:text-align="justify" style:justify-single-word="false"/>
      <style:text-properties officeooo:rsid="0048f66d" officeooo:paragraph-rsid="0049ac4a"/>
    </style:style>
    <style:style style:name="P8" style:family="paragraph" style:parent-style-name="Text_20_body">
      <style:paragraph-properties fo:text-align="justify" style:justify-single-word="false"/>
      <style:text-properties officeooo:rsid="0048f66d" officeooo:paragraph-rsid="0048f66d"/>
    </style:style>
    <style:style style:name="P9" style:family="paragraph" style:parent-style-name="Text_20_body">
      <style:paragraph-properties fo:text-align="justify" style:justify-single-word="false"/>
      <style:text-properties officeooo:rsid="004b94d1" officeooo:paragraph-rsid="004b94d1"/>
    </style:style>
    <style:style style:name="P10" style:family="paragraph" style:parent-style-name="Text_20_body">
      <style:paragraph-properties fo:text-align="justify" style:justify-single-word="false"/>
      <style:text-properties officeooo:rsid="0049ac4a" officeooo:paragraph-rsid="0049ac4a"/>
    </style:style>
    <style:style style:name="P11" style:family="paragraph" style:parent-style-name="Text_20_body">
      <style:paragraph-properties fo:text-align="justify" style:justify-single-word="false"/>
      <style:text-properties officeooo:rsid="004f1c31" officeooo:paragraph-rsid="004f1c31"/>
    </style:style>
    <style:style style:name="P12" style:family="paragraph" style:parent-style-name="Text_20_body">
      <style:paragraph-properties fo:text-align="justify" style:justify-single-word="false"/>
      <style:text-properties officeooo:rsid="0050ea47" officeooo:paragraph-rsid="0050ea47"/>
    </style:style>
    <style:style style:name="P13" style:family="paragraph" style:parent-style-name="Text_20_body">
      <style:text-properties officeooo:rsid="00553fb3" officeooo:paragraph-rsid="00553fb3"/>
    </style:style>
    <style:style style:name="P14" style:family="paragraph" style:parent-style-name="Text_20_body">
      <style:text-properties officeooo:rsid="00553fb3" officeooo:paragraph-rsid="00570a44"/>
    </style:style>
    <style:style style:name="P15" style:family="paragraph" style:parent-style-name="Text_20_body">
      <style:text-properties officeooo:rsid="00570a44" officeooo:paragraph-rsid="00572140"/>
    </style:style>
    <style:style style:name="P16" style:family="paragraph" style:parent-style-name="Text_20_body">
      <style:text-properties officeooo:paragraph-rsid="00572140"/>
    </style:style>
    <style:style style:name="P17" style:family="paragraph" style:parent-style-name="Text_20_body">
      <style:text-properties officeooo:rsid="00572140" officeooo:paragraph-rsid="00572140"/>
    </style:style>
    <style:style style:name="P18" style:family="paragraph" style:parent-style-name="Text_20_body">
      <style:text-properties officeooo:paragraph-rsid="0063a402"/>
    </style:style>
    <style:style style:name="P19" style:family="paragraph" style:parent-style-name="Text_20_body">
      <style:text-properties officeooo:rsid="006489e3" officeooo:paragraph-rsid="006489e3"/>
    </style:style>
    <style:style style:name="P20" style:family="paragraph" style:parent-style-name="Text_20_body">
      <style:text-properties officeooo:paragraph-rsid="004cd244"/>
    </style:style>
    <style:style style:name="P21" style:family="paragraph" style:parent-style-name="Text_20_body">
      <style:text-properties officeooo:rsid="00694573" officeooo:paragraph-rsid="00694573"/>
    </style:style>
    <style:style style:name="P22" style:family="paragraph" style:parent-style-name="Text_20_body">
      <style:paragraph-properties fo:text-align="justify" style:justify-single-word="false"/>
      <style:text-properties officeooo:rsid="00694573" officeooo:paragraph-rsid="00694573"/>
    </style:style>
    <style:style style:name="P23" style:family="paragraph" style:parent-style-name="Text_20_body">
      <style:text-properties officeooo:rsid="006b0224" officeooo:paragraph-rsid="006b0224"/>
    </style:style>
    <style:style style:name="P24" style:family="paragraph" style:parent-style-name="Text_20_body">
      <style:paragraph-properties fo:text-align="start" style:justify-single-word="false"/>
      <style:text-properties style:font-name="DejaVu Sans Mono" officeooo:rsid="006b0224" officeooo:paragraph-rsid="006b0224"/>
    </style:style>
    <style:style style:name="P25" style:family="paragraph" style:parent-style-name="Text_20_body">
      <style:paragraph-properties fo:text-align="center" style:justify-single-word="false"/>
      <style:text-properties style:font-name="DejaVu Sans Mono" officeooo:rsid="00694573" officeooo:paragraph-rsid="00694573"/>
    </style:style>
    <style:style style:name="P26" style:family="paragraph" style:parent-style-name="Text_20_body">
      <style:paragraph-properties fo:text-align="center" style:justify-single-word="false"/>
      <style:text-properties style:font-name="DejaVu Sans Mono" officeooo:rsid="00701cbd" officeooo:paragraph-rsid="00701cbd"/>
    </style:style>
    <style:style style:name="P27" style:family="paragraph" style:parent-style-name="Text_20_body">
      <style:paragraph-properties fo:text-align="justify" style:justify-single-word="false"/>
      <style:text-properties style:font-name="Liberation Serif" officeooo:rsid="006b0224" officeooo:paragraph-rsid="006b0224"/>
    </style:style>
    <style:style style:name="P28" style:family="paragraph" style:parent-style-name="Text_20_body">
      <style:paragraph-properties fo:text-align="justify" style:justify-single-word="false"/>
      <style:text-properties officeooo:rsid="006ce558" officeooo:paragraph-rsid="00701cbd"/>
    </style:style>
    <style:style style:name="P29" style:family="paragraph" style:parent-style-name="Text_20_body">
      <style:paragraph-properties fo:text-align="justify" style:justify-single-word="false"/>
      <style:text-properties officeooo:rsid="00701cbd" officeooo:paragraph-rsid="00701cbd"/>
    </style:style>
    <style:style style:name="P30" style:family="paragraph" style:parent-style-name="Text_20_body">
      <style:text-properties officeooo:paragraph-rsid="00721c9b"/>
    </style:style>
    <style:style style:name="P31" style:family="paragraph" style:parent-style-name="Text_20_body">
      <style:text-properties officeooo:paragraph-rsid="00526a51"/>
    </style:style>
    <style:style style:name="P32" style:family="paragraph" style:parent-style-name="Text_20_body">
      <style:paragraph-properties fo:text-align="justify" style:justify-single-word="false"/>
      <style:text-properties officeooo:rsid="0073aa96" officeooo:paragraph-rsid="0073aa96"/>
    </style:style>
    <style:style style:name="P33" style:family="paragraph" style:parent-style-name="Text_20_body">
      <style:paragraph-properties fo:text-align="center" style:justify-single-word="false"/>
      <style:text-properties officeooo:rsid="0073aa96" officeooo:paragraph-rsid="0073aa96"/>
    </style:style>
    <style:style style:name="P34" style:family="paragraph" style:parent-style-name="Text_20_body">
      <style:text-properties officeooo:rsid="007a1546" officeooo:paragraph-rsid="007a1546"/>
    </style:style>
    <style:style style:name="P35" style:family="paragraph" style:parent-style-name="Text_20_body">
      <style:text-properties officeooo:rsid="007bc0db" officeooo:paragraph-rsid="007bc0db"/>
    </style:style>
    <style:style style:name="P36" style:family="paragraph" style:parent-style-name="Text_20_body">
      <style:text-properties officeooo:paragraph-rsid="007db278"/>
    </style:style>
    <style:style style:name="P37" style:family="paragraph" style:parent-style-name="Text_20_body">
      <style:text-properties officeooo:rsid="007f9805" officeooo:paragraph-rsid="007f9805"/>
    </style:style>
    <style:style style:name="P38" style:family="paragraph" style:parent-style-name="Title" style:master-page-name="First_20_Page">
      <style:paragraph-properties fo:margin-top="7.001cm" fo:margin-bottom="0.21cm" loext:contextual-spacing="false" style:page-number="auto"/>
      <style:text-properties style:font-name="Liberation Sans" fo:font-size="28pt" fo:font-weight="bold" officeooo:rsid="00419b7e" officeooo:paragraph-rsid="00549ed7" style:font-name-asian="Noto Sans CJK SC" style:font-size-asian="28pt" style:font-weight-asian="bold" style:font-name-complex="Lohit Devanagari" style:font-size-complex="28pt" style:font-weight-complex="bold"/>
    </style:style>
    <style:style style:name="P39" style:family="paragraph" style:parent-style-name="Heading_20_1" style:master-page-name="Standard">
      <style:paragraph-properties style:page-number="1"/>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paragraph-rsid="004705e0"/>
    </style:style>
    <style:style style:name="P42" style:family="paragraph" style:parent-style-name="Heading_20_1">
      <style:paragraph-properties fo:break-before="page"/>
      <style:text-properties officeooo:rsid="0063a402" officeooo:paragraph-rsid="0063a402"/>
    </style:style>
    <style:style style:name="P43" style:family="paragraph" style:parent-style-name="Heading_20_1">
      <style:paragraph-properties fo:break-before="page"/>
      <style:text-properties officeooo:rsid="00526a51" officeooo:paragraph-rsid="00526a51"/>
    </style:style>
    <style:style style:name="P44" style:family="paragraph" style:parent-style-name="Heading_20_1">
      <style:paragraph-properties fo:break-before="page"/>
      <style:text-properties officeooo:rsid="0050ea47" officeooo:paragraph-rsid="0073aa96"/>
    </style:style>
    <style:style style:name="P45" style:family="paragraph" style:parent-style-name="Heading_20_1">
      <style:paragraph-properties fo:break-before="page"/>
      <style:text-properties officeooo:rsid="004cd244" officeooo:paragraph-rsid="004cd244"/>
    </style:style>
    <style:style style:name="P46" style:family="paragraph" style:parent-style-name="Heading_20_2">
      <style:text-properties officeooo:rsid="004705e0" officeooo:paragraph-rsid="004705e0"/>
    </style:style>
    <style:style style:name="P47" style:family="paragraph" style:parent-style-name="Heading_20_2">
      <style:text-properties officeooo:rsid="00553fb3" officeooo:paragraph-rsid="00553fb3"/>
    </style:style>
    <style:style style:name="P48" style:family="paragraph" style:parent-style-name="Heading_20_2">
      <style:text-properties officeooo:rsid="00570a44" officeooo:paragraph-rsid="00570a44"/>
    </style:style>
    <style:style style:name="P49" style:family="paragraph" style:parent-style-name="Heading_20_2">
      <style:text-properties officeooo:rsid="006489e3" officeooo:paragraph-rsid="006489e3"/>
    </style:style>
    <style:style style:name="P50" style:family="paragraph" style:parent-style-name="Heading_20_2">
      <style:text-properties officeooo:rsid="006489e3" officeooo:paragraph-rsid="008b92da"/>
    </style:style>
    <style:style style:name="P51" style:family="paragraph" style:parent-style-name="Heading_20_2">
      <style:text-properties officeooo:rsid="00687cce" officeooo:paragraph-rsid="00687cce"/>
    </style:style>
    <style:style style:name="P52" style:family="paragraph" style:parent-style-name="Heading_20_2">
      <style:text-properties officeooo:rsid="0063a402" officeooo:paragraph-rsid="0063a402"/>
    </style:style>
    <style:style style:name="P53" style:family="paragraph" style:parent-style-name="Heading_20_2">
      <style:text-properties officeooo:rsid="0063a402" officeooo:paragraph-rsid="00721c9b"/>
    </style:style>
    <style:style style:name="P54" style:family="paragraph" style:parent-style-name="Heading_20_2">
      <style:text-properties officeooo:rsid="00656b41" officeooo:paragraph-rsid="007318ed"/>
    </style:style>
    <style:style style:name="P55" style:family="paragraph" style:parent-style-name="Heading_20_2">
      <style:text-properties style:font-name="Liberation Sans" fo:font-size="16.1000003814697pt" fo:font-weight="bold" officeooo:rsid="0084a8f9" officeooo:paragraph-rsid="0084a8f9" style:font-name-asian="Noto Sans CJK SC" style:font-size-asian="16.1000003814697pt" style:font-weight-asian="bold" style:font-name-complex="Lohit Devanagari" style:font-size-complex="16.1000003814697pt" style:font-weight-complex="bold"/>
    </style:style>
    <style:style style:name="P56" style:family="paragraph" style:parent-style-name="Heading_20_2">
      <style:text-properties style:font-name="Liberation Sans" fo:font-size="16.1000003814697pt" fo:font-weight="bold" officeooo:rsid="008700a1" officeooo:paragraph-rsid="008700a1" style:font-name-asian="Noto Sans CJK SC" style:font-size-asian="16.1000003814697pt" style:font-weight-asian="bold" style:font-name-complex="Lohit Devanagari" style:font-size-complex="16.1000003814697pt" style:font-weight-complex="bold"/>
    </style:style>
    <style:style style:name="P57" style:family="paragraph" style:parent-style-name="Heading_20_2">
      <style:text-properties officeooo:rsid="00851b6a" officeooo:paragraph-rsid="00851b6a"/>
    </style:style>
    <style:style style:name="P58" style:family="paragraph" style:parent-style-name="Heading_20_2">
      <style:text-properties officeooo:rsid="008700a1" officeooo:paragraph-rsid="008700a1"/>
    </style:style>
    <style:style style:name="P59" style:family="paragraph" style:parent-style-name="Heading_20_2">
      <style:text-properties officeooo:paragraph-rsid="00721c9b"/>
    </style:style>
    <style:style style:name="P60" style:family="paragraph" style:parent-style-name="Heading_20_2">
      <style:paragraph-properties fo:break-before="page"/>
      <style:text-properties officeooo:rsid="00851b6a" officeooo:paragraph-rsid="00851b6a"/>
    </style:style>
    <style:style style:name="P61" style:family="paragraph" style:parent-style-name="Heading_20_3">
      <style:text-properties officeooo:rsid="004b94d1" officeooo:paragraph-rsid="004b94d1"/>
    </style:style>
    <style:style style:name="P62" style:family="paragraph" style:parent-style-name="Heading_20_3">
      <style:text-properties officeooo:rsid="004c0d64" officeooo:paragraph-rsid="004c0d64"/>
    </style:style>
    <style:style style:name="P63" style:family="paragraph" style:parent-style-name="Text_20_body" style:list-style-name="L1">
      <style:paragraph-properties fo:text-align="justify" style:justify-single-word="false"/>
      <style:text-properties officeooo:rsid="004705e0" officeooo:paragraph-rsid="004705e0"/>
    </style:style>
    <style:style style:name="P64" style:family="paragraph" style:parent-style-name="Text_20_body" style:list-style-name="L2">
      <style:paragraph-properties fo:text-align="justify" style:justify-single-word="false"/>
      <style:text-properties officeooo:rsid="0048f66d" officeooo:paragraph-rsid="0048f66d"/>
    </style:style>
    <style:style style:name="P65" style:family="paragraph" style:parent-style-name="Text_20_body">
      <style:paragraph-properties fo:text-align="justify" style:justify-single-word="false"/>
      <style:text-properties officeooo:rsid="006e4519" officeooo:paragraph-rsid="006e4519"/>
    </style:style>
    <style:style style:name="P66" style:family="paragraph" style:parent-style-name="Text_20_body">
      <style:text-properties officeooo:rsid="007711c6" officeooo:paragraph-rsid="007711c6"/>
    </style:style>
    <style:style style:name="P67" style:family="paragraph" style:parent-style-name="Text_20_body">
      <style:text-properties officeooo:rsid="00791790" officeooo:paragraph-rsid="00791790"/>
    </style:style>
    <style:style style:name="P68" style:family="paragraph" style:parent-style-name="Text_20_body">
      <style:text-properties officeooo:rsid="007a1546" officeooo:paragraph-rsid="007a1546"/>
    </style:style>
    <style:style style:name="P69" style:family="paragraph" style:parent-style-name="Text_20_body">
      <style:paragraph-properties fo:text-align="justify" style:justify-single-word="false"/>
      <style:text-properties officeooo:paragraph-rsid="006b0224"/>
    </style:style>
    <style:style style:name="P70" style:family="paragraph" style:parent-style-name="Text_20_body">
      <style:text-properties officeooo:rsid="007db278" officeooo:paragraph-rsid="006489e3"/>
    </style:style>
    <style:style style:name="P71" style:family="paragraph" style:parent-style-name="Text_20_body">
      <style:text-properties officeooo:rsid="0084a8f9" officeooo:paragraph-rsid="0084a8f9"/>
    </style:style>
    <style:style style:name="P72" style:family="paragraph" style:parent-style-name="Text_20_body" style:list-style-name="L3">
      <style:text-properties officeooo:rsid="0084a8f9" officeooo:paragraph-rsid="0084a8f9"/>
    </style:style>
    <style:style style:name="P73" style:family="paragraph" style:parent-style-name="Text_20_body">
      <style:paragraph-properties fo:text-align="start" style:justify-single-word="false"/>
      <style:text-properties style:font-name="DejaVu Sans Mono" officeooo:rsid="007bc0db" officeooo:paragraph-rsid="007bc0db"/>
    </style:style>
    <style:style style:name="P74" style:family="paragraph" style:parent-style-name="Text_20_body">
      <style:paragraph-properties fo:text-align="start" style:justify-single-word="false"/>
      <style:text-properties officeooo:paragraph-rsid="007a1546"/>
    </style:style>
    <style:style style:name="P75" style:family="paragraph" style:parent-style-name="Text_20_body">
      <style:text-properties officeooo:rsid="00851b6a" officeooo:paragraph-rsid="00851b6a"/>
    </style:style>
    <style:style style:name="P76" style:family="paragraph" style:parent-style-name="Text_20_body">
      <style:text-properties officeooo:paragraph-rsid="0073aa96"/>
    </style:style>
    <style:style style:name="P77" style:family="paragraph" style:parent-style-name="Text_20_body">
      <style:text-properties officeooo:paragraph-rsid="00851b6a"/>
    </style:style>
    <style:style style:name="P78" style:family="paragraph" style:parent-style-name="Text_20_body">
      <style:text-properties officeooo:paragraph-rsid="008700a1"/>
    </style:style>
    <style:style style:name="P79" style:family="paragraph" style:parent-style-name="Text_20_body">
      <style:text-properties officeooo:rsid="0081891e" officeooo:paragraph-rsid="008b92da"/>
    </style:style>
    <style:style style:name="P80" style:family="paragraph" style:parent-style-name="Text_20_body" style:list-style-name="L4">
      <style:text-properties officeooo:rsid="00889083" officeooo:paragraph-rsid="008b92da"/>
    </style:style>
    <style:style style:name="P81" style:family="paragraph" style:parent-style-name="Text_20_body" style:list-style-name="L4">
      <style:text-properties officeooo:rsid="0089ac39" officeooo:paragraph-rsid="008b92da"/>
    </style:style>
    <style:style style:name="P82" style:family="paragraph" style:parent-style-name="Text_20_body">
      <style:text-properties officeooo:rsid="008b92da" officeooo:paragraph-rsid="008b92da"/>
    </style:style>
    <style:style style:name="P83" style:family="paragraph" style:parent-style-name="Text_20_body">
      <style:text-properties officeooo:paragraph-rsid="0084a8f9"/>
    </style:style>
    <style:style style:name="P84" style:family="paragraph" style:parent-style-name="Text_20_body">
      <style:text-properties officeooo:rsid="008d1ff3" officeooo:paragraph-rsid="008d1ff3"/>
    </style:style>
    <style:style style:name="P85" style:family="paragraph" style:parent-style-name="Text_20_body">
      <style:text-properties officeooo:paragraph-rsid="008dcd81"/>
    </style:style>
    <style:style style:name="T1" style:family="text">
      <style:text-properties officeooo:rsid="001a0ea9"/>
    </style:style>
    <style:style style:name="T2" style:family="text">
      <style:text-properties officeooo:rsid="004050b6"/>
    </style:style>
    <style:style style:name="T3" style:family="text">
      <style:text-properties officeooo:rsid="0046a702"/>
    </style:style>
    <style:style style:name="T4" style:family="text">
      <style:text-properties officeooo:rsid="004705e0"/>
    </style:style>
    <style:style style:name="T5" style:family="text">
      <style:text-properties officeooo:rsid="0048f66d"/>
    </style:style>
    <style:style style:name="T6" style:family="text">
      <style:text-properties fo:font-weight="bold" style:font-weight-asian="bold" style:font-weight-complex="bold"/>
    </style:style>
    <style:style style:name="T7" style:family="text">
      <style:text-properties fo:font-weight="bold" officeooo:rsid="0048f66d" style:font-weight-asian="bold" style:font-weight-complex="bold"/>
    </style:style>
    <style:style style:name="T8" style:family="text">
      <style:text-properties fo:font-weight="bold" officeooo:rsid="004705e0" style:font-weight-asian="bold" style:font-weight-complex="bold"/>
    </style:style>
    <style:style style:name="T9" style:family="text">
      <style:text-properties fo:font-weight="bold" officeooo:rsid="007711c6" style:font-weight-asian="bold" style:font-weight-complex="bold"/>
    </style:style>
    <style:style style:name="T10" style:family="text">
      <style:text-properties fo:font-weight="bold" officeooo:rsid="00889083"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48f66d" style:font-weight-asian="normal" style:font-weight-complex="normal"/>
    </style:style>
    <style:style style:name="T13" style:family="text">
      <style:text-properties fo:font-weight="normal" officeooo:rsid="0049ac4a" style:font-weight-asian="normal" style:font-weight-complex="normal"/>
    </style:style>
    <style:style style:name="T14" style:family="text">
      <style:text-properties fo:font-weight="normal" officeooo:rsid="004b94d1" style:font-weight-asian="normal" style:font-weight-complex="normal"/>
    </style:style>
    <style:style style:name="T15" style:family="text">
      <style:text-properties fo:font-weight="normal" officeooo:rsid="007711c6" style:font-weight-asian="normal" style:font-weight-complex="normal"/>
    </style:style>
    <style:style style:name="T16" style:family="text">
      <style:text-properties fo:font-weight="normal" officeooo:rsid="00889083" style:font-weight-asian="normal" style:font-weight-complex="normal"/>
    </style:style>
    <style:style style:name="T17" style:family="text">
      <style:text-properties fo:font-weight="normal" officeooo:rsid="0084a8f9" style:font-weight-asian="normal" style:font-weight-complex="normal"/>
    </style:style>
    <style:style style:name="T18" style:family="text">
      <style:text-properties officeooo:rsid="0049ac4a"/>
    </style:style>
    <style:style style:name="T19" style:family="text">
      <style:text-properties officeooo:rsid="005268b7"/>
    </style:style>
    <style:style style:name="T20" style:family="text">
      <style:text-properties officeooo:rsid="00535060"/>
    </style:style>
    <style:style style:name="T21" style:family="text">
      <style:text-properties officeooo:rsid="00549ed7"/>
    </style:style>
    <style:style style:name="T22" style:family="text">
      <style:text-properties style:font-name="Liberation Sans" fo:font-size="18.2000007629395pt" fo:font-weight="bold" officeooo:rsid="004705e0" style:font-name-asian="Noto Sans CJK SC" style:font-size-asian="18.2000007629395pt" style:font-weight-asian="bold" style:font-name-complex="Lohit Devanagari" style:font-size-complex="18.2000007629395pt" style:font-weight-complex="bold"/>
    </style:style>
    <style:style style:name="T23" style:family="text">
      <style:text-properties style:font-name="Liberation Sans" fo:font-size="18.2000007629395pt" fo:font-weight="bold" officeooo:rsid="00549ed7" style:font-name-asian="Noto Sans CJK SC" style:font-size-asian="18.2000007629395pt" style:font-weight-asian="bold" style:font-name-complex="Lohit Devanagari" style:font-size-complex="18.2000007629395pt" style:font-weight-complex="bold"/>
    </style:style>
    <style:style style:name="T24" style:family="text">
      <style:text-properties style:font-name="Liberation Sans" fo:font-size="18.2000007629395pt" fo:font-weight="bold" officeooo:rsid="0046a702" style:font-name-asian="Noto Sans CJK SC" style:font-size-asian="18.2000007629395pt" style:font-weight-asian="bold" style:font-name-complex="Lohit Devanagari" style:font-size-complex="18.2000007629395pt" style:font-weight-complex="bold"/>
    </style:style>
    <style:style style:name="T25" style:family="text">
      <style:text-properties style:font-name="Liberation Sans" fo:font-size="18.2000007629395pt" fo:font-weight="bold" officeooo:rsid="0063a402" style:font-name-asian="Noto Sans CJK SC" style:font-size-asian="18.2000007629395pt" style:font-weight-asian="bold" style:font-name-complex="Lohit Devanagari" style:font-size-complex="18.2000007629395pt" style:font-weight-complex="bold"/>
    </style:style>
    <style:style style:name="T26" style:family="text">
      <style:text-properties style:font-name="Liberation Sans" fo:font-size="16.1000003814697pt" fo:font-weight="bold" officeooo:rsid="0057e872" style:font-name-asian="Noto Sans CJK SC" style:font-size-asian="16.1000003814697pt" style:font-weight-asian="bold" style:font-name-complex="Lohit Devanagari" style:font-size-complex="16.1000003814697pt" style:font-weight-complex="bold"/>
    </style:style>
    <style:style style:name="T27" style:family="text">
      <style:text-properties style:font-name="Liberation Sans" fo:font-size="16.1000003814697pt" fo:font-weight="bold" officeooo:rsid="005e3151" style:font-name-asian="Noto Sans CJK SC" style:font-size-asian="16.1000003814697pt" style:font-weight-asian="bold" style:font-name-complex="Lohit Devanagari" style:font-size-complex="16.1000003814697pt" style:font-weight-complex="bold"/>
    </style:style>
    <style:style style:name="T28" style:family="text">
      <style:text-properties officeooo:rsid="00570a44"/>
    </style:style>
    <style:style style:name="T29" style:family="text">
      <style:text-properties officeooo:rsid="00572140"/>
    </style:style>
    <style:style style:name="T30" style:family="text">
      <style:text-properties officeooo:rsid="0057e872"/>
    </style:style>
    <style:style style:name="T31" style:family="text">
      <style:text-properties officeooo:rsid="0059986b"/>
    </style:style>
    <style:style style:name="T32" style:family="text">
      <style:text-properties officeooo:rsid="005ac062"/>
    </style:style>
    <style:style style:name="T33" style:family="text">
      <style:text-properties officeooo:rsid="005e3151"/>
    </style:style>
    <style:style style:name="T34" style:family="text">
      <style:text-properties officeooo:rsid="005f57f9"/>
    </style:style>
    <style:style style:name="T35" style:family="text">
      <style:text-properties officeooo:rsid="0067e4e2"/>
    </style:style>
    <style:style style:name="T36" style:family="text">
      <style:text-properties style:font-name="Liberation Serif"/>
    </style:style>
    <style:style style:name="T37" style:family="text">
      <style:text-properties style:font-name="Liberation Serif" officeooo:rsid="006b96c0"/>
    </style:style>
    <style:style style:name="T38" style:family="text">
      <style:text-properties style:font-name="Liberation Serif" officeooo:rsid="006b0224"/>
    </style:style>
    <style:style style:name="T39" style:family="text">
      <style:text-properties officeooo:rsid="006ce558"/>
    </style:style>
    <style:style style:name="T40" style:family="text">
      <style:text-properties officeooo:rsid="0070b8cd"/>
    </style:style>
    <style:style style:name="T41" style:family="text">
      <style:text-properties officeooo:rsid="00721c9b"/>
    </style:style>
    <style:style style:name="T42" style:family="text">
      <style:text-properties officeooo:rsid="007711c6"/>
    </style:style>
    <style:style style:name="T43" style:family="text">
      <style:text-properties style:text-position="0% 100%" fo:font-weight="normal" style:font-weight-asian="normal" style:font-weight-complex="normal"/>
    </style:style>
    <style:style style:name="T44" style:family="text">
      <style:text-properties style:font-name="DejaVu Sans Mono" officeooo:rsid="007a1546"/>
    </style:style>
    <style:style style:name="T45" style:family="text">
      <style:text-properties style:font-name="DejaVu Sans Mono" officeooo:rsid="007bc0db"/>
    </style:style>
    <style:style style:name="T46" style:family="text">
      <style:text-properties officeooo:rsid="00889083"/>
    </style:style>
    <style:style style:name="T47" style:family="text">
      <style:text-properties officeooo:rsid="008b92da"/>
    </style:style>
    <style:style style:name="T48" style:family="text">
      <style:text-properties officeooo:rsid="008dcd81"/>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c<text:span text:style-name="T21">c</text:span></text:p>
      <text:h text:style-name="P39" text:outline-level="1">Ú<text:span text:style-name="T1">vod</text:span></text:h>
      <text:p text:style-name="P1">Většina programovacích jazyků, které jsou v současné době main-stream mají velice složitou gramatiku a syntaktická pravidla. To má za následek to, že programátor musí více přemýšlet nad tím jak něco naprogramovat než co naprogramovat. Typickým příkladem je jazyk C, C++, C#, Java, …</text:p>
      <text:p text:style-name="P1">Jestliže je pak už existující programovací jazyk jednoduchý na programování neposkytuje dostatečný výkon výsledných programů, protože se jedná o interpretovaný jazyk. Z této kategorie je řeč především o jazyce Python.</text:p>
      <text:p text:style-name="P1">Většina jazyků pak je založená na objektovém paradigmatu, které nutí programátory myslet v objektech nijak jinak. Objekty ve své podstatě nejsou špatné, ale existují jejich vhodné ale i nevhodné případy použití. To znamená, že v mnoha případech je řešení pomocí objektů velice elegantní a jednoduché, ale v případě jiných problémů do řešení zanášejí zbytečnou složitost. Tím je poskvrněna čistota některých řešení, které pak také ztrácejí na efektivitě. Z tohoto důvodu je mnoho jazyků tzv. multiparadigmatický, tj. <text:span text:style-name="T34">p</text:span>odporují více než jedno programovací paradigma a to opět ústí do složité gramatiky a syntaktických pravidel výsledného jazyka.</text:p>
      <text:p text:style-name="P5">Cílem projektu CC je vytvořit takový programovací jazyk, jehož gramatika by byla co nejméně komplikovaná s co nejméně syntaktickými pravidly tak aby se programátor mohl více soustředit na to co programovat než na to jak to naprogramovat.</text:p>
      <text:p text:style-name="P2"><text:span text:style-name="T2">Jádro řešení je v tom, co vlastně je programovací paradigma. Programovací paradigma je sada konceptů, používaných při řešení daného problému. Každé paradigma tak přistupuje k řešení stejného problému jiným způsobem. Důležité je, že některé problémy dané paradigma řeší efektivně a jednoduše a jiné opět složitým způsobem plným různých kliček. Pro každé programovací paradigma platí, že je </text:span><text:soft-page-break/><text:span text:style-name="T2">Turingovsky úplné. To znamená, že umožňuje popsat libovolný spočetný algoritmus. </text:span></text:p>
      <text:p text:style-name="P5">Existuje konečná množina těchto konceptů tvořící různá programovací paradigmata. Tyto koncepty se mezi různými paradigmaty vzájemně prolínají. Podstatné je, že nezáleží na tom, aby programovací jazyk striktně podporoval určité paradigma, nebo aby jich podporoval více. Záleží právě na těch správných konceptech, které jsou do jeho jádra zahrnuty. Výsledkem je pak určitý mix, který necharakterizuje ani jedno z existujících programovacích paradigmat (je to od každého trochu). </text:p>
      <text:h text:style-name="P40" text:outline-level="1">Přínosy <text:span text:style-name="T3">jazyka </text:span><text:span text:style-name="T24">c</text:span><text:span text:style-name="T23">c</text:span></text:h>
      <text:p text:style-name="P4"><text:span text:style-name="T4">Jak již bylo zmíněno, cílem jazyka </text:span><text:span text:style-name="T8">cc</text:span><text:span text:style-name="T4"> je umožnit programátorovi, aby se mohl více starat o to co programovat než jak se zachováním efektivity výsledného spustitelného kódu jak po stránce paměti tak po stránce výkonu.</text:span></text:p>
      <text:p text:style-name="P6">Tohoto cíle je dosaženo pomocí automatizace některých procesů, které za běžných okolností musí dělat programátor a zároveň vytvořit jednoduchý popisný jazyk, kterým je předána pouze základní kostra řešení a implementační detaily jsou vytvořeny automaticky při překladu.</text:p>
      <text:p text:style-name="P6">Mezi přínosy jazyka cc tak patří:</text:p>
      <text:list xml:id="list2419862172" text:style-name="L1">
        <text:list-item>
          <text:p text:style-name="P63">optimalizace práce s pamětí</text:p>
        </text:list-item>
        <text:list-item>
          <text:p text:style-name="P63">vysoká expresivita programovacího jazyka</text:p>
        </text:list-item>
        <text:list-item>
          <text:p text:style-name="P63">jednoduchá syntaktická pravidla a gramatika</text:p>
        </text:list-item>
        <text:list-item>
          <text:p text:style-name="P63">bezpečnost kódu proti běhovým chybám</text:p>
        </text:list-item>
        <text:list-item>
          <text:p text:style-name="P63">univerzalita programovacího jazyka pro vysokoúrovňové i pro nízkoúrovňové programování</text:p>
        </text:list-item>
        <text:list-item>
          <text:p text:style-name="P63">výkonové a paměťové optimalizace generovaného kódu</text:p>
        </text:list-item>
      </text:list>
      <text:h text:style-name="P46" text:outline-level="2">Optimalizace práce s pamětí</text:h>
      <text:p text:style-name="P8">U dnes používaných programovacích jazyků existují tři základní přístupy ke správě paměti procesu:</text:p>
      <text:list xml:id="list4087933755" text:style-name="L2">
        <text:list-item>
          <text:p text:style-name="P64">manuální správa paměti</text:p>
        </text:list-item>
        <text:list-item>
          <text:p text:style-name="P64">automatická správa paměti</text:p>
        </text:list-item>
        <text:list-item>
          <text:p text:style-name="P64">statická správa paměti</text:p>
        </text:list-item>
      </text:list>
      <text:p text:style-name="P3"/>
      <text:h text:style-name="P61" text:outline-level="3"><text:soft-page-break/>Manuální správa paměti</text:h>
      <text:p text:style-name="P3"><text:span text:style-name="T5">Manuální správa paměti, kterou používá například jazyk C nebo C++, spočívá v tom, že proces o paměť požádá správce paměti operačního systému až ve chvíli kdy ji potřebuje a opět ji uvolní v případě, že ji již dále nepotřebuje. K tomuto účelu slouží speciální příkazy, které musejí být ve zdrojovém kódu programu zahrnuty. Tento způsob je jednoduchý a produkuje vysoce výkoné programy. Jeho problémem je, že je to potenciální zdroj chyb v programu jako </text:span><text:span text:style-name="T7">dangling pointer</text:span><text:span text:style-name="T5"> nebo </text:span><text:span text:style-name="T7">memory leak</text:span><text:span text:style-name="T5">. Zároveň je nutné do programu zahrnou více kódu, který musí programátor zapsat. Více kódu znamená větší rozsah projektu, menší přehlednost a pomalejší programování.</text:span></text:p>
      <text:h text:style-name="P61" text:outline-level="3">Automatická správa paměti</text:h>
      <text:p text:style-name="P3"><text:span text:style-name="T5">Automatická správa paměti na druhou stranu je jednoduchá pro programátora, protože se nemusí zajímat jakým způsobem program manipuluje s pamětí. Tím je odstraněn problém memory leak a ve velké míře i dangling poiter. Zároveň projekt neobsahuje kód pro alokování (pouze tvorba proměnných) a uvolňování paměti a tím je nepatrně zredukován jeho rozsah oproti manuální správě paměti. Problém je v tom, že aby automatická správa paměti fungovala, je nutné, aby na pozadí spuštěného procesu běželo vlákno, které se stará o uvolňování nepoužívané paměti, tzv. </text:span><text:span text:style-name="T7">garbage colector</text:span><text:span text:style-name="T12">. </text:span><text:span text:style-name="T14">Kompilátor jednoduše přidá kód, který zajistí získání potřebné paměti a garbage colector se za běhu procesu postará o její uvolnění v pravou chvíli. </text:span><text:span text:style-name="T12">Ten způsobuje mírnou ztrátu výkonu výsledného procesu oproti procesům využívající manuální správu paměti. To v mnoha případech nevadí, ale jedná se o veliký problém například u </text:span><text:span text:style-name="T7">systému reálného času</text:span><text:span text:style-name="T12">, které vyžadují odezvu do požadované doby, která není zajištěna kvůli vlivu garbage coletion. </text:span><text:span text:style-name="T13">Příkladem jazyka, který využívá garbage colection je například Java, C#, ...</text:span></text:p>
      <text:h text:style-name="P61" text:outline-level="3"><text:soft-page-break/>Statická správa paměti</text:h>
      <text:p text:style-name="P7">Speciálním případem správy paměti je statická správa. Tento způsob správy paměti spočívá v tom, že jsou v každé části programu předem definované proměnné (buď lokální uvnitř funkce, nebo jako globální) a za běhu programu již nové nevznikají. To znamená, že kompilátor může při překladu přesně určit paměťovou náročnost daného procesu a zaváděcí program ji může při jeho spouštění jednoduše přidělit. V tomto případě j<text:span text:style-name="T18">sou</text:span> produkován<text:span text:style-name="T18">y</text:span> velice <text:span text:style-name="T18">výkoné programy, které jsou zároveň bezpečné a nehrozí ani dangling pointer ani memory leak. Problém je v jistém omezení, které tento způsob správy paměti přináší. Mnoho algoritmů pracuje s tak, že není předem známý objem zpracovávaných dat a je tak nutné tuto paměť podle potřeby alokovat až za běhu. Statická správa paměti je tak nevhodná pro dynamické zpracování dat, protože vyžaduje alokací velice výrazného množství paměti, které zajistí že jí bude v každém případě dostatek i když jí je většinou výrazný přebytek. Stává se tak paměťově neefektivní. Statická správa paměti je naopak vhodná u řídících algoritmů, kde je množství potřebné paměti vždy stejné.</text:span></text:p>
      <text:p text:style-name="P10">Statická správa paměti je nejčastěji využívána v řídících systémech PLC, které řídí nějaké mechanické konstrukce. </text:p>
      <text:h text:style-name="P62" text:outline-level="3">Automatizovaná správa paměti</text:h>
      <text:p text:style-name="P9">Existuje ale ještě jedno řešení, které je možné použít při správě paměti uvnitř procesu. Jedná se o kombinaci všech těchto tří způsobů správy paměti a nazývá se <text:span text:style-name="T6">automatizovaná správa paměti</text:span>.</text:p>
      <text:p text:style-name="P11">Automatizovaná správa paměti spočívá v tom, že přidělování a uvolňování paměti by mělo být prováděno automaticky na pozadí vykonávání programu alespoň z pohledu programování stejně jako v případě automatické správy paměti. Jestliže je programátor v případě manuální správy paměti schopen určit kde je třeba paměť alokovat a kde je možné ji již uvolnit, pak je tento proces možné zautomatizovat <text:soft-page-break/>a tuto práci může vykonávat sám kompilátor na základě kontextové <text:span text:style-name="T19">(nepsané)</text:span> informace.</text:p>
      <text:p text:style-name="P12">Kontextové informace jsou do kódu vloženy pomocí interních sémantických pravidel. To znamená, že kompilátor musí vědět jakého typu daná paměť je (vstupní parametr, lokální proměnná v zásobníku nebo lokální proměnná na haldě). Podle toho se pak rozhodně kdy je třeba paměť přidělit a nebo zda je ještě zapotřebí nebo ji lze uvolnit.</text:p>
      <text:h text:style-name="P47" text:outline-level="2">Expresivita jazyka</text:h>
      <text:p text:style-name="P13">Programovací jazyky se dělí v základu na nízkoúrovňové a vysokoúrovňové z pohledu přístupu k hardwarovým prostředkům počítače a k míře expresivity, tedy vyjadřovací schopnosti kódu zapsaném v daném jazyce.</text:p>
      <text:p text:style-name="P13">Jazyky vyšší úrovně jsou charakteristické vysokou mírou expresivity, tedy jednoduchý a krátký zápis kódu vyjadřující požadovanou myšlenku. To byl také hlavní důvod vzniku jazyků vyšší úrovně. <text:s/></text:p>
      <text:p text:style-name="P15">Jazyky vyšší úrovně jsou tak primárně určeny k tomu, aby kompilátoru sdělil<text:span text:style-name="T30">y</text:span> co má výsledný program dělat a on jej podle těchto požadavků vygeneruje. Největším omylem ale je předpokládat že je to jediný účel jazyků vyšší úrovně. Zdrojové kódu napsané ve vyšších jazycích jsou určeny také pro programátory, které je potřebují číst pro účely rozšiřování, údržby, úprav, <text:span text:style-name="T32">sdílení, </text:span>… Z toho vyplývá, že čím je expresivita daného jazyka větší, tím kratší a přehlednější je zápis výsledného programu. <text:span text:style-name="T29">Díky tomu je možné daný jazyk přečíst a pochopit za kratší dobu (čitelnost zdrojového kódu je ovlivněna kromě expresivity také gramatikou daného jazyka a stylem zápisu).</text:span></text:p>
      <text:p text:style-name="P16"><text:span text:style-name="T29">Rychlost a náročnost čtení však není jediným přínosem expresivních programovacích jazyků. Důležitý je také celkový nadhled. Nadhledem jsou myšleny veškeré souvislosti v kódu. Čím je projekt rozsáhlejší a složitější tím více souvislostí v projektu vzniká a udržet tak celkový nadhled je tím více složité. To je dáno například tím, že vlivem nízké </text:span><text:soft-page-break/><text:span text:style-name="T29">expresivity je kód méně čitelný a rozsáhlejší a než je analyzována jeho funkčnost mohou být některé detaily nacházející se na začátku zapomenuty.</text:span></text:p>
      <text:p text:style-name="P17">Vysoké expresivity programovacích jazyků tkví v automatizaci některých a abstrakci některých klíčových procesů. Jednoduše řečeno je z gramatiky a syntaktických pravidel vypuštěno vše co může místo programátora udělat překladač na základě kontextu zdrojového kódu (kontextové informace zakódované ve zdrojovém kódu).</text:p>
      <text:h text:style-name="Heading_20_2" text:outline-level="2"><text:span text:style-name="T26">S</text:span>yntaktická pravidla a gramatika <text:span text:style-name="T30">programovacího jazyka</text:span></text:h>
      <text:p text:style-name="Text_20_body"/>
      <text:h text:style-name="Heading_20_2" text:outline-level="2"><text:span text:style-name="T31">B</text:span>ezpečnost kódu proti běhovým chybám</text:h>
      <text:p text:style-name="Text_20_body"/>
      <text:h text:style-name="P48" text:outline-level="2">Optimalizace generovaného strojového kódu</text:h>
      <text:p text:style-name="P14">Jazyky nízké úrovně, kterým je především <text:span text:style-name="T6">jazyk symbolických adres</text:span> je přímou reprezentací elementárních operací, které je procesor schopen vykonat na hardwarové úrovni je charakteristický velice nízkou schopností expresivity. Pro vyjádření určité myšlenky v jazyce symbolických adres je řádově potřeba mnohem vyšší množství kódu než v případě jazyků vyšší úrovně. Zároveň je nutné určitá znalost chování použitého hardwaru, který je v podstatě ovládán instrukcemi jazyka symbolických adres. Výhodou jazyka symbolických adres je ale bezesporu program, který využívá veškerých zdrojů neoptimálnějším způsobem. To je dáno tím, že <text:span text:style-name="T28">programátor píšící zdrojový kód má povědomí o kontextu programovaného algoritmu a může tak na základě znalosti hardwaru zvolit nejefektivnější způsob </text:span><text:soft-page-break/><text:span text:style-name="T28">jeho řešení. To je hlavní rozdíl oproti kompilátorům, které nemají povědomí o tom co daný zdrojový kód ve zkutečnosti dělá a proto zvolí nějaké obecné řešení, které je ale ne vždy tím nejlepším. </text:span></text:p>
      <text:h text:style-name="Heading_20_2" text:outline-level="2"><text:span text:style-name="T33">U</text:span>niverzalita programovacího jazyka</text:h>
      <text:p text:style-name="Text_20_body"/>
      <text:h text:style-name="Heading_20_2" text:outline-level="2"><text:span text:style-name="T27">O</text:span>ptimalizace generovaného kódu</text:h>
      <text:p text:style-name="Text_20_body"/>
      <text:h text:style-name="P41" text:outline-level="1"><text:span text:style-name="T22">E</text:span><text:span text:style-name="T25">lementy jazyka </text:span><text:span text:style-name="T22">c</text:span><text:span text:style-name="T23">c</text:span></text:h>
      <text:p text:style-name="P21">Gramatika jazyka cc byla navržena s ohledem ne jen na jednoduchost používání a rychlé osvojení, ale také s ohledem na jednoduché a rychlé strojové zpracování překladače<text:span text:style-name="T42">m</text:span> či jiných sekundárních programů pracujících se zdrojovými kódy jako je například systém generující dokumentaci k projektu nebo systém generující jednotkové testy k funkcím a jiné.</text:p>
      <text:p text:style-name="P21">Základ jazyka cc je prostý:</text:p>
      <text:p text:style-name="P25">()</text:p>
      <text:p text:style-name="P22">A to je vše. Uvozovací a ukončovací kulatá závorka. Veškeré elementy jazyka jsou uzavřeny do kulatých závorek a díky tomu je triviální <text:span text:style-name="T39">strojově i vizuálně</text:span> identifikovat jejich začátek a konec. <text:span text:style-name="T41">Zároveň se tím zjednoduší také syntaktická pravidla, protože se v principu vše chová jako volání nebo definice funkce. </text:span></text:p>
      <text:p text:style-name="P28">Tento syntaktický princip je inspirován jazyky <text:span text:style-name="T6">Lisp</text:span> a <text:span text:style-name="T6">Clojure</text:span><text:span text:style-name="T11">, ale výrazně modifikován za pomocí principů jazyk</text:span><text:span text:style-name="T15">ů</text:span><text:span text:style-name="T11"> </text:span><text:span text:style-name="T6">C</text:span><text:span text:style-name="T11">,</text:span><text:span text:style-name="T6"> </text:span><text:span text:style-name="T9">Java</text:span><text:span text:style-name="T6"> </text:span><text:span text:style-name="T11">a </text:span><text:span text:style-name="T6">Python</text:span><text:span text:style-name="T11">. </text:span></text:p>
      <text:p text:style-name="P65">Při zápisu zdrojového kódu pak dochází k postupnému vnořování jednotlivých příkazů – vstupním parametrem jedné funkce je výstupní hodnota jiné funkce. To může být při neopatrnosti problém a mohou vznikat struktury podobné této:</text:p>
      <text:p text:style-name="P26">(((((((<text:span text:style-name="T40">(())</text:span>)))))))</text:p>
      <text:p text:style-name="P29">Aby nevznikaly takovéto struktury je vhodné využívat <text:span text:style-name="T6">princip jedné zodpovědnosti</text:span> (single responsible principle) a veškerou funkčnost dělit do bloku, které dělají pouze jednu jedinou činnost.</text:p>
      <text:p text:style-name="P32">Jazyk cc využívá <text:span text:style-name="T6">prefixovou</text:span> notaci zápisu operací (obecně funkcí). To znamená, že název operace je zapsán před její parametry a ne jako <text:span text:style-name="T42">v případě</text:span> <text:span text:style-name="T6">infixové</text:span> notace mezi její parametry:</text:p>
      <text:p text:style-name="P32">infixová notace: <draw:frame draw:style-name="fr1" draw:name="Objekt3" text:anchor-type="as-char" svg:y="-0.386cm" svg:width="1.261cm" svg:height="0.508cm" draw:z-index="1"><draw:object xlink:href="./Object 3" xlink:type="simple" xlink:show="embed" xlink:actuate="onLoad"/><draw:image xlink:href="./ObjectReplacements/Object 3" xlink:type="simple" xlink:show="embed" xlink:actuate="onLoad"/></draw:frame></text:p>
      <text:p text:style-name="P32"><text:soft-page-break/>prefixová notace: <draw:frame draw:style-name="fr1" draw:name="Objekt2" text:anchor-type="as-char" svg:y="-0.386cm" svg:width="1.281cm" svg:height="0.508cm" draw:z-index="2"><draw:object xlink:href="./Object 2" xlink:type="simple" xlink:show="embed" xlink:actuate="onLoad"/><draw:image xlink:href="./ObjectReplacements/Object 2" xlink:type="simple" xlink:show="embed" xlink:actuate="onLoad"/></draw:frame></text:p>
      <text:p text:style-name="P32">Výhodou prefixové notace je, že je možné zapsat libovolný počet parametrů k dané operaci aniž by bylo nutné opakovaně zapisovat druh použité operace:</text:p>
      <text:p text:style-name="P33"><draw:frame draw:style-name="fr1" draw:name="Objekt1" text:anchor-type="as-char" svg:y="-0.386cm" svg:width="4.357cm" svg:height="0.508cm" draw:z-index="0"><draw:object xlink:href="./Object 1" xlink:type="simple" xlink:show="embed" xlink:actuate="onLoad"/><draw:image xlink:href="./ObjectReplacements/Object 1" xlink:type="simple" xlink:show="embed" xlink:actuate="onLoad"/></draw:frame></text:p>
      <text:h text:style-name="P49" text:outline-level="2">Konstanta version</text:h>
      <text:p text:style-name="P66">S ohledem na možnost vývoje gramatiky jazyka cc je do jeho základní struktury zabudována konstanta, která reprezentuje verzi použitého překladače. Díky tomu je možné pružně reagovat přímo ve zdrojovém kódu na použitou verzi překladače a zajistit tak jeho vynucenou kompatibilitu.</text:p>
      <text:h text:style-name="P51" text:outline-level="2">Komentáře</text:h>
      <text:p text:style-name="P21">I když jsou komentáře uvnitř zdrojového kódu spíše antivzor je jejich použití za určitých okolností opodstatněné a tak byly zahrnuty do gramatiky jazyka cc. </text:p>
      <text:p text:style-name="P23"><text:span text:style-name="T36">V gramatice jazyka cc jsou definovány </text:span><text:span text:style-name="T37">elementy</text:span><text:span text:style-name="T36"> pouze </text:span><text:span text:style-name="T37">pro </text:span><text:span text:style-name="T36">víceřádkové komentáře. </text:span>Jako komentář je bráno cokoli mezi uvozovací (* a ukončovací *) sekvencí znaků:</text:p>
      <text:p text:style-name="P24">(* jednořádkový komentář *)</text:p>
      <text:p text:style-name="P27">nebo</text:p>
      <text:p text:style-name="P24">(*</text:p>
      <text:p text:style-name="P24">** více řádkový</text:p>
      <text:p text:style-name="P24">** komentář </text:p>
      <text:p text:style-name="P24">*)</text:p>
      <text:p text:style-name="P69"><text:soft-page-break/><text:span text:style-name="T38">Hvězdičky na každém řádku nejsou ze syntaktického hlediska nutnosti, ale přehledně ukazují že daný text je komentářem. </text:span><text:span text:style-name="T37">Jedná se tedy o dobrou konvenci zápisu komentářů, kterou je dobré dodržovat.</text:span></text:p>
      <text:h text:style-name="P52" text:outline-level="2">Příkaz defn</text:h>
      <text:p text:style-name="P18"/>
      <text:h text:style-name="P52" text:outline-level="2">Příkaz alias</text:h>
      <text:p text:style-name="P75">Příkaz alias slouží v programovém kódu pro vytvoření alternativního slovního identifikátoru k identifikátoru původnímu. To je velice účinné pro vytváření abstraktních rozhraní.</text:p>
      <text:h text:style-name="P52" text:outline-level="2">Příkaz import</text:h>
      <text:p text:style-name="P67">Pro účely členění zdrojových kódů do samostatných souborů je v jazyce cc obsažen příkaz import, který umožňuje zpřístupnit funkce a struktury z jiných souborů. Soubory do kterých je logicky členěn <text:s/>zdrojový kód jsou nazývány moduly. Syntaxe příkazu import je následující:</text:p>
      <text:p text:style-name="P74"><text:span text:style-name="T44">(import m</text:span><text:span text:style-name="T45">odul</text:span><text:span text:style-name="T44">)</text:span></text:p>
      <text:p text:style-name="P34">Název souboru je psán bez přípony, ale překladač před jeho načtením zkontroluje, zda je jeho přípona <text:span text:style-name="T6">.cc</text:span><text:span text:style-name="T43">. V případě že daný soubor nemá příponu .cc, je ignorován a na výstupu v příkazové řádce je vypsáno varování že daný soubor nebyl nalezen.</text:span></text:p>
      <text:p text:style-name="P34">Příkaz import vyhledává soubory buď v pracovním adresáři projektu a nebo na adresách předaných jako vstupní parametr z příkazové řádky.</text:p>
      <text:p text:style-name="P35">Zdrojové soubory mohou být uloženy i v podadresářích. Podadresářová struktura je vyznačena pomocí symbolu tečka:</text:p>
      <text:p text:style-name="P73">(import adresář.modul)</text:p>
      <text:p text:style-name="P19"><text:soft-page-break/>Překladač sám rozpozná zda daný soubor již nebyl načten v jiné části zdrojového kódu, aby nedošlo ke kolizi definic funkcí a datových struktur a zároveň aby nebylo nutné tuto eventualitu nijak programově ošetřovat <text:span text:style-name="T35">(</text:span>jako je tomu například v jazyce C nebo C++<text:span text:style-name="T35">)</text:span>.</text:p>
      <text:h text:style-name="P52" text:outline-level="2">Příkaz if </text:h>
      <text:p text:style-name="P18"/>
      <text:h text:style-name="P52" text:outline-level="2">Příkaz asm</text:h>
      <text:p text:style-name="P85"><text:span text:style-name="T48">Příkaz asm je příkaz, který dokáže překlenout některá omezení, které klade jazyk cc na způsob programování a přístupu k řešení některých problémů, zejména nízkoúrovňových. Příkaz asm přijímá jako vstup kód v jazyce asembler, který je překladačem přímo vložen do místa jeho definice.</text:span></text:p>
      <text:h text:style-name="P54" text:outline-level="2">Proměnné a práce s pamětí</text:h>
      <text:p text:style-name="P37">Proměnná v programu je pojmenované místo v paměti do kterého jsou uložena data určitého druhu. Každá proměnná má vždy definovaný svůj datový typ, který definuje druh dat, která je možné do ní uložit a operace, které je možné nad ní vykonávat, aby výsledek dával smysl a nedocházelo k chybám ve výpočtech.</text:p>
      <text:h text:style-name="P53" text:outline-level="2">Aritmetické operace</text:h>
      <text:p text:style-name="P30"/>
      <text:h text:style-name="P53" text:outline-level="2"><text:span text:style-name="T41">L</text:span>ogické operace</text:h>
      <text:p text:style-name="P18"/>
      <text:h text:style-name="P59" text:outline-level="2"><text:span text:style-name="T41">Relační operátory</text:span></text:h>
      <text:h text:style-name="P42" text:outline-level="1">Programové konstrukce jazyka cc</text:h>
      <text:p text:style-name="P18"/>
      <text:h text:style-name="P52" text:outline-level="2">Programové smyčky</text:h>
      <text:p text:style-name="P84">Pro udržení gramatiky jazyka cc co nejjednodušší nejsou žádné programové smyčky v jazyce cc definované. Místo toho jsou podporovány rekurzivní volání funkcí.</text:p>
      <text:p text:style-name="P84">Rekurze oproti programovým smyčkám často poskytuje elegantnější zápis a řešení daného problému. Naproti tomu ze samotné definice rekurze je oproti programovým smyčkám rekurze méně efektivní, ale o efektivnost se postará optimalizační modul překladače jazyka cc, který zajistí vygenerování co nejefektivnějšího výsledného kódu. <text:s/></text:p>
      <text:h text:style-name="P55" text:outline-level="2">Konstantní funkce</text:h>
      <text:p text:style-name="P71">Konstantní funkce je speciálním případem běžné, funkce, která vrací na výstupu vždy stejnou hodnotu. Jedná se o obdobu matematické konstantní funkce, jejíž grafem je přímka rovnoběžná s osou <text:span text:style-name="T6">x</text:span><text:span text:style-name="T11">.</text:span></text:p>
      <text:p text:style-name="P71"><text:span text:style-name="T11">Konstantní funkce se používá ve dvou různých situacích:</text:span></text:p>
      <text:list xml:id="list2158531427" text:style-name="L3">
        <text:list-item>
          <text:p text:style-name="P72"><text:span text:style-name="T11">globální konstanty</text:span></text:p>
        </text:list-item>
        <text:list-item>
          <text:p text:style-name="P72"><text:span text:style-name="T11">procedury</text:span></text:p>
        </text:list-item>
      </text:list>
      <text:p text:style-name="P71"><text:span text:style-name="T11">V programu je často nutné využívat sdílené neměnné hodnoty, které slouží například jako nastavení, konfigurace, obecně platná hodnota, … K tomuto účelu slouží konstanty, které jsou v programu definovány jako konstantní funkce.</text:span></text:p>
      <text:p text:style-name="P83"><text:span text:style-name="T17">Procedury jsou speciální funkce, které mají za úkol provést nějakou operaci bez vstupních hodnot, například připravit nějakou strukturu dat, která bude v programu využívána. Opět tato datová struktura bude vždy konstantní, tedy stejná.</text:span></text:p>
      <text:h text:style-name="P50" text:outline-level="2"><text:soft-page-break/>Datové <text:span text:style-name="T47">typy </text:span>modelování <text:span text:style-name="T47">dat</text:span></text:h>
      <text:p text:style-name="P79"><text:s/><text:span text:style-name="T46">Jazyk </text:span><text:span text:style-name="T10">cc </text:span><text:span text:style-name="T16">má několik základních datových typů:</text:span></text:p>
      <text:list xml:id="list2264345856" text:style-name="L4">
        <text:list-item>
          <text:p text:style-name="P80"><text:span text:style-name="T11">void</text:span></text:p>
        </text:list-item>
        <text:list-item>
          <text:p text:style-name="P80"><text:span text:style-name="T11">ukazatel</text:span></text:p>
        </text:list-item>
        <text:list-item>
          <text:p text:style-name="P80"><text:span text:style-name="T11">integer</text:span></text:p>
        </text:list-item>
        <text:list-item>
          <text:p text:style-name="P80"><text:span text:style-name="T11">real</text:span></text:p>
        </text:list-item>
        <text:list-item>
          <text:p text:style-name="P80"><text:span text:style-name="T11">bool</text:span></text:p>
        </text:list-item>
        <text:list-item>
          <text:p text:style-name="P81"><text:span text:style-name="T11">string (speciální případ listu)</text:span></text:p>
        </text:list-item>
        <text:list-item>
          <text:p text:style-name="P80"><text:span text:style-name="T11">list</text:span></text:p>
        </text:list-item>
        <text:list-item>
          <text:p text:style-name="P80"><text:span text:style-name="T11">tree</text:span></text:p>
        </text:list-item>
      </text:list>
      <text:p text:style-name="P82"><text:span text:style-name="T11">Vše ostatní je možné vytvořit kombinací těchto základních datových typů.</text:span></text:p>
      <text:p text:style-name="P70"/>
      <text:p text:style-name="P36"/>
      <text:h text:style-name="P43" text:outline-level="1">Parametry příkazového řádku <text:span text:style-name="T20">kompilátoru cc</text:span></text:h>
      <text:p text:style-name="P31"/>
      <text:h text:style-name="P44" text:outline-level="1">Automatizovaná správa paměti</text:h>
      <text:p text:style-name="P76"/>
      <text:h text:style-name="P60" text:outline-level="2">Knihovní moduly</text:h>
      <text:h text:style-name="P57" text:outline-level="2">String</text:h>
      <text:p text:style-name="P77"/>
      <text:h text:style-name="P56" text:outline-level="2">Regular expression</text:h>
      <text:p text:style-name="P78"/>
      <text:h text:style-name="P58" text:outline-level="2">Math</text:h>
      <text:p text:style-name="P78"/>
      <text:h text:style-name="P56" text:outline-level="2">IO (input and output)</text:h>
      <text:p text:style-name="P78"/>
      <text:h text:style-name="P58" text:outline-level="2">Unit test</text:h>
      <text:p text:style-name="P78"/>
      <text:h text:style-name="P58" text:outline-level="2">GUI</text:h>
      <text:p text:style-name="P78"/>
      <text:h text:style-name="P58" text:outline-level="2">Event bus</text:h>
      <text:p text:style-name="P78"/>
      <text:h text:style-name="P58" text:outline-level="2">CSV</text:h>
      <text:p text:style-name="P78"/>
      <text:h text:style-name="P58" text:outline-level="2"><text:soft-page-break/>XML</text:h>
      <text:p text:style-name="P78"/>
      <text:h text:style-name="P58" text:outline-level="2">Time</text:h>
      <text:p text:style-name="P78"/>
      <text:p text:style-name="P78"/>
      <text:p text:style-name="P78"/>
      <text:h text:style-name="P45" text:outline-level="1">Reference</text:h>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titulni_5f_strana" draw:display-name="titulni_strana" xlink:href="Pictures/10000201000001EB000002F4B9CE537B850C3D19.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152cm" style:writing-mode="lr-tb"/>
      <style:text-properties style:use-window-font-color="true"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text:number-lines="true" text:line-number="0"/>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99cm" fo:text-indent="-1cm" fo:margin-left="1cm"/>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831cm" fo:margin-left="0.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3cm" fo:page-height="20.001cm" style:num-format="1" style:print-orientation="portrait" fo:margin-top="0.499cm" fo:margin-bottom="0.499cm" fo:margin-left="0.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3cm" fo:page-height="20.001cm" style:num-format="1" style:print-orientation="portrait" fo:margin-top="0cm" fo:margin-bottom="0cm" fo:margin-left="0cm" fo:margin-right="0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titulni_5f_strana" style:repeat="stretch" draw:fill-image-ref-point-x="0%" draw:fill-image-ref-point-y="0%" draw:fill-image-ref-point="center"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3cm" fo:page-height="20.001cm" style:num-format="1" style:print-orientation="portrait" fo:margin-top="0.499cm" fo:margin-bottom="0.499cm" fo:margin-left="0.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13cm" fo:page-height="20.001cm" style:num-format="1" style:print-orientation="portrait" fo:margin-top="0.499cm" fo:margin-bottom="0.499cm" fo:margin-left="0.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master-page style:name="Index" style:page-layout-name="Mpm3"/>
    <style:master-page style:name="Right_20_Page" style:display-name="Right Page" style:page-layout-name="Mpm4" style:next-style-name="Standard"/>
    <style:master-page style:name="Left_20_Page" style:display-name="Left Page" style:page-layout-name="Mpm5"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9T20:35:30.606362693</meta:creation-date>
    <meta:editing-duration>PT15H42M54S</meta:editing-duration>
    <meta:editing-cycles>48</meta:editing-cycles>
    <meta:generator>LibreOffice/6.4.3.2$Linux_X86_64 LibreOffice_project/40$Build-2</meta:generator>
    <dc:title>Ebook</dc:title>
    <dc:date>2020-05-24T21:38:10.396607709</dc:date>
    <meta:document-statistic meta:table-count="0" meta:image-count="0" meta:object-count="3" meta:page-count="21" meta:paragraph-count="127" meta:word-count="2491" meta:character-count="16814" meta:non-whitespace-character-count="14407"/>
    <meta:template xlink:type="simple" xlink:actuate="onRequest" xlink:title="Ebook" xlink:href="../../../../.config/libreoffice/4/user/template/Ebook.ott" meta:date="2020-03-19T20:35:30.320063188"/>
  </office:meta>
</office:document-meta>
</file>

<file path=Object 1/content.xml><?xml version="1.0" encoding="utf-8"?>
<math xmlns="http://www.w3.org/1998/Math/MathML" display="block">
  <semantics>
    <mrow>
      <mrow>
        <mo fence="true" stretchy="false">(</mo>
        <mrow>
          <mrow>
            <mi>a</mi>
            <mo stretchy="false">+</mo>
            <mi>b</mi>
            <mo stretchy="false">+</mo>
            <mi>c</mi>
            <mo stretchy="false">+</mo>
            <mi>d</mi>
          </mrow>
        </mrow>
        <mo fence="true" stretchy="false">)</mo>
      </mrow>
      <mo stretchy="false">⇔</mo>
      <mrow>
        <mo fence="true" stretchy="false">(</mo>
        <mrow>
          <mrow>
            <mrow>
              <mo stretchy="false">+</mo>
              <mi>a</mi>
            </mrow>
            <mi>b</mi>
            <mi>c</mi>
            <mi>d</mi>
          </mrow>
        </mrow>
        <mo fence="true" stretchy="false">)</mo>
      </mrow>
    </mrow>
    <annotation encoding="StarMath 5.0">(a + b + c + d) dlrarrow (+ a b c d) </annotation>
  </semantics>
</math>
</file>

<file path=Object 2/content.xml><?xml version="1.0" encoding="utf-8"?>
<math xmlns="http://www.w3.org/1998/Math/MathML" display="block">
  <semantics>
    <mrow>
      <mo fence="true" stretchy="false">(</mo>
      <mrow>
        <mrow>
          <mrow>
            <mo stretchy="false">+</mo>
            <mi>a</mi>
          </mrow>
          <mi>b</mi>
        </mrow>
      </mrow>
      <mo fence="true" stretchy="false">)</mo>
    </mrow>
    <annotation encoding="StarMath 5.0">( + a b )</annotation>
  </semantics>
</math>
</file>

<file path=Object 3/content.xml><?xml version="1.0" encoding="utf-8"?>
<math xmlns="http://www.w3.org/1998/Math/MathML" display="block">
  <semantics>
    <mrow>
      <mo fence="true" stretchy="false">(</mo>
      <mrow>
        <mrow>
          <mi>a</mi>
          <mo stretchy="false">+</mo>
          <mi>b</mi>
        </mrow>
      </mrow>
      <mo fence="true" stretchy="false">)</mo>
    </mrow>
    <annotation encoding="StarMath 5.0">( a + b )</annotation>
  </semantics>
</math>
</file>